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8387"/>
    </style:style>
    <style:style style:name="P2" style:family="paragraph" style:parent-style-name="Standard">
      <style:text-properties fo:font-weight="bold" officeooo:rsid="000437bf" officeooo:paragraph-rsid="00078387" style:font-weight-asian="bold" style:font-weight-complex="bold"/>
    </style:style>
    <style:style style:name="P3" style:family="paragraph" style:parent-style-name="Standard">
      <style:text-properties officeooo:rsid="000437bf" officeooo:paragraph-rsid="00078387"/>
    </style:style>
    <style:style style:name="P4" style:family="paragraph" style:parent-style-name="Standard" style:list-style-name="L1">
      <style:text-properties officeooo:paragraph-rsid="00078387"/>
    </style:style>
    <style:style style:name="P5" style:family="paragraph" style:parent-style-name="Standard" style:list-style-name="L1">
      <style:text-properties officeooo:rsid="0012ff0a" officeooo:paragraph-rsid="00078387"/>
    </style:style>
    <style:style style:name="P6" style:family="paragraph" style:parent-style-name="Standard" style:list-style-name="L1">
      <style:text-properties officeooo:rsid="00078387" officeooo:paragraph-rsid="00078387"/>
    </style:style>
    <style:style style:name="P7" style:family="paragraph" style:parent-style-name="Standard" style:list-style-name="L1">
      <style:text-properties officeooo:rsid="000806b9" officeooo:paragraph-rsid="000806b9"/>
    </style:style>
    <style:style style:name="P8" style:family="paragraph" style:parent-style-name="Standard">
      <style:text-properties officeooo:rsid="00093a48" officeooo:paragraph-rsid="00078387"/>
    </style:style>
    <style:style style:name="P9" style:family="paragraph" style:parent-style-name="Standard">
      <style:text-properties officeooo:paragraph-rsid="000806b9"/>
    </style:style>
    <style:style style:name="P10" style:family="paragraph" style:parent-style-name="Standard">
      <style:text-properties officeooo:rsid="0012ff0a" officeooo:paragraph-rsid="00078387"/>
    </style:style>
    <style:style style:name="P11" style:family="paragraph" style:parent-style-name="Standard">
      <style:text-properties officeooo:rsid="0012ff0a" officeooo:paragraph-rsid="000806b9"/>
    </style:style>
    <style:style style:name="P12" style:family="paragraph" style:parent-style-name="Standard">
      <style:text-properties officeooo:rsid="0012ff0a" officeooo:paragraph-rsid="00080841"/>
    </style:style>
    <style:style style:name="P13" style:family="paragraph" style:parent-style-name="Standard">
      <style:text-properties officeooo:paragraph-rsid="00080841"/>
    </style:style>
    <style:style style:name="T1" style:family="text">
      <style:text-properties fo:font-weight="bold" officeooo:rsid="000437bf" style:font-weight-asian="bold" style:font-weight-complex="bold"/>
    </style:style>
    <style:style style:name="T2" style:family="text">
      <style:text-properties officeooo:rsid="000437bf"/>
    </style:style>
    <style:style style:name="T3" style:family="text">
      <style:text-properties officeooo:rsid="0012ff0a"/>
    </style:style>
    <style:style style:name="T4" style:family="text">
      <style:text-properties officeooo:rsid="00078387"/>
    </style:style>
    <style:style style:name="T5" style:family="text">
      <style:text-properties fo:font-weight="bold" officeooo:rsid="000985a7" style:font-weight-asian="bold" style:font-weight-complex="bold"/>
    </style:style>
    <style:style style:name="T6" style:family="text">
      <style:text-properties fo:font-weight="normal" officeooo:rsid="0007838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8387" style:font-weight-asian="bold" style:font-weight-complex="bold"/>
    </style:style>
    <style:style style:name="T9" style:family="text">
      <style:text-properties officeooo:rsid="000806b9"/>
    </style:style>
    <style:style style:name="T10" style:family="text">
      <style:text-properties officeooo:rsid="00080841"/>
    </style:style>
    <style:style style:name="T11" style:family="text">
      <style:text-properties fo:font-weight="bold" officeooo:rsid="000960ca" style:font-weight-asian="bold" style:font-weight-complex="bold"/>
    </style:style>
    <style:style style:name="T12" style:family="text">
      <style:text-properties officeooo:rsid="000960ca"/>
    </style:style>
    <style:style style:name="T13" style:family="text">
      <style:text-properties officeooo:rsid="000985a7"/>
    </style:style>
    <style:style style:name="T14" style:family="text">
      <style:text-properties officeooo:rsid="00133893"/>
    </style:style>
    <style:style style:name="T15" style:family="text">
      <style:text-properties fo:font-weight="bold" officeooo:rsid="00133893" style:font-weight-asian="bold" style:font-weight-complex="bold"/>
    </style:style>
    <style:style style:name="T16" style:family="text">
      <style:text-properties fo:font-weight="bold" officeooo:rsid="0012ff0a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<text:span text:style-name="T2">: Manter</text:span><text:span text:style-name="T3"> </text:span><text:span text:style-name="T4">Colaboradores</text:span><text:span text:style-name="T2"><text:line-break/><text:line-break/></text:span><text:span text:style-name="T1">Interação</text:span><text:span text:style-name="T2">: </text:span><text:span text:style-name="T4">RH Senior</text:span><text:span text:style-name="T2"><text:line-break/><text:line-break/></text:span><text:span text:style-name="T1">Objetivo:</text:span><text:span text:style-name="T2"> </text:span><text:span text:style-name="T4">Cadastrar, Excluir, Alterar e editar os dados sobre os colaboradores</text:span><text:span text:style-name="T2"><text:line-break/><text:line-break/></text:span><text:span text:style-name="T5">Caso de Uso Participante: </text:span><text:span text:style-name="T6">Visualizar Perfil do colaborador</text:span><text:span text:style-name="T2"><text:line-break/></text:span></text:p>
      <text:p text:style-name="P2">Fluxo Principal: </text:p>
      <text:p text:style-name="P3"/>
      <text:list text:style-name="L1">
        <text:list-item>
          <text:p text:style-name="P4"><text:span text:style-name="T2">O </text:span><text:span text:style-name="T4">RH Senior abre a opção de Gerenciar Colaboradores</text:span><text:span text:style-name="T3">.</text:span></text:p>
        </text:list-item>
        <text:list-item>
          <text:p text:style-name="P5">O Sistema exibe <text:span text:style-name="T7">tod</text:span><text:span text:style-name="T8">o</text:span><text:span text:style-name="T7">s</text:span> <text:span text:style-name="T4">o</text:span><text:span text:style-name="T7">s</text:span> <text:span text:style-name="T8">colaboradores</text:span> <text:span text:style-name="T7">cadastrad</text:span><text:span text:style-name="T8">o</text:span><text:span text:style-name="T7">s </text:span><text:span text:style-name="T6">em uma tabela com as colunas: Matrícula, Nome Completo, Status (Ativo ou Inativo) e em cada linha a opção de Editar, Visualizar, ou Excluir</text:span>. <text:span text:style-name="T4">Também exibe um botão para Cadastrar novo colaborador.</text:span></text:p>
        </text:list-item>
        <text:list-item>
          <text:p text:style-name="P6">O RH Senior seleciona a opção de Cadastrar novo Colaborador.</text:p>
        </text:list-item>
        <text:list-item>
          <text:p text:style-name="P6">O Sistema <text:span text:style-name="T9">trás uma tela para cadastro do colaborador com os campos: matrícula, Nome completo, data de nascimento em dd/mm/aaaa, status (ativo por padrão).</text:span></text:p>
        </text:list-item>
        <text:list-item>
          <text:p text:style-name="P7">O RH Senior preencherá todos os campos com dados válidos e clicará no botão de Cadastrar Colaborador.</text:p>
        </text:list-item>
        <text:list-item>
          <text:p text:style-name="P7">O sistema verificará que os dados estão válidos e exibirá uma tela de confirmação.</text:p>
        </text:list-item>
        <text:list-item>
          <text:p text:style-name="P7">O RH confirmará a opção.</text:p>
        </text:list-item>
        <text:list-item>
          <text:p text:style-name="P7">O sistema <text:span text:style-name="T10">notifica com</text:span> um toast de sucesso e redirecionar para a tela principal de Gerenciar Colaboradores.</text:p>
        </text:list-item>
      </text:list>
      <text:p text:style-name="P8"/>
      <text:p text:style-name="P9"><text:span text:style-name="T11">Fluxo Alternativo:</text:span><text:span text:style-name="T12"> </text:span><text:span text:style-name="T9">Alterar dados do Colaborador 3</text:span><text:span text:style-name="T13"><text:line-break/><text:tab/></text:span><text:span text:style-name="T9">3</text:span><text:span text:style-name="T3">.1 </text:span><text:span text:style-name="T4">O RH Senior seleciona a opção de </text:span><text:span text:style-name="T9">Alterar dados do</text:span><text:span text:style-name="T4"> Colaborador </text:span><text:span text:style-name="T9">(que for escolhido)</text:span><text:span text:style-name="T4">.</text:span></text:p>
      <text:p text:style-name="P10"><text:tab/><text:span text:style-name="T9">3</text:span>.2 O Sistema <text:span text:style-name="T7">exibirá</text:span> <text:span text:style-name="T9">as informações sobre o colaborador permitindo alterar o Nome completo, a data de nascimento (dd/mm/aaaa) e o status.</text:span></text:p>
      <text:p text:style-name="P11"><text:tab/><text:span text:style-name="T9">3</text:span>.3 <text:span text:style-name="T9">O RH Senior preencherá todos os campos que precisar alterar com dados válidos e clicará no botão de Salvar Alterações.</text:span></text:p>
      <text:p text:style-name="P11"><text:tab/><text:span text:style-name="T9">3</text:span>.4 <text:span text:style-name="T9">O sistema verificará que os dados estão válidos e exibirá uma tela de confirmação.</text:span></text:p>
      <text:p text:style-name="P11"><text:tab/><text:span text:style-name="T9">3</text:span>.5 <text:span text:style-name="T9">O RH confirmará a opção.</text:span></text:p>
      <text:p text:style-name="P11"><text:span text:style-name="T9"><text:tab/>3</text:span>.6 <text:span text:style-name="T9"><text:s/>sistema </text:span><text:span text:style-name="T10">notifica</text:span><text:span text:style-name="T9"> um toast de sucesso e redirecionar para a tela principal de Gerenciar Colaboradores.</text:span></text:p>
      <text:p text:style-name="P10"/>
      <text:p text:style-name="P9"><text:span text:style-name="T11">Fluxo Alternativo:</text:span><text:span text:style-name="T12"> </text:span><text:span text:style-name="T14">Excluir</text:span><text:span text:style-name="T3"> </text:span><text:span text:style-name="T9">Colaborador </text:span><text:span text:style-name="T10">3</text:span><text:span text:style-name="T13"><text:line-break/><text:tab/></text:span><text:span text:style-name="T10">3</text:span><text:span text:style-name="T3">.1 </text:span><text:span text:style-name="T4">O RH Senior seleciona a opção de </text:span><text:span text:style-name="T9">Excluir</text:span><text:span text:style-name="T4"> Colaborador.</text:span></text:p>
      <text:p text:style-name="P12"><text:tab/><text:span text:style-name="T10">3</text:span>.2 O Sistema <text:span text:style-name="T15">exibe</text:span><text:span text:style-name="T14"> uma tela de confirmação </text:span><text:span text:style-name="T10">solicitando que digite um texto antes da confirmação final</text:span><text:span text:style-name="T14">.</text:span></text:p>
      <text:p text:style-name="P12"><text:tab/><text:span text:style-name="T10">3</text:span>.3 <text:span text:style-name="T14">O RH </text:span><text:span text:style-name="T10">Digita o texto e </text:span><text:span text:style-name="T15">confirma</text:span><text:span text:style-name="T14"> a exclusão.</text:span></text:p>
      <text:p text:style-name="P13"><text:span text:style-name="T3"><text:tab/></text:span><text:span text:style-name="T10">3</text:span><text:span text:style-name="T3">.</text:span><text:span text:style-name="T10">4</text:span><text:span text:style-name="T3"> </text:span><text:span text:style-name="T10">O </text:span><text:span text:style-name="T14">Sistema </text:span><text:span text:style-name="T16">notifica</text:span><text:span text:style-name="T3"> com um toast de sucesso.</text:span></text:p>
      <text:p text:style-name="P8"/>
      <text:p text:style-name="P13"><text:span text:style-name="T11">Fluxo Alternativo:</text:span><text:span text:style-name="T12"> </text:span><text:span text:style-name="T10">Visualizar</text:span><text:span text:style-name="T3"> </text:span><text:span text:style-name="T10">Perfil do </text:span><text:span text:style-name="T9">Colaborador </text:span><text:span text:style-name="T10">3</text:span><text:span text:style-name="T13"><text:line-break/><text:tab/></text:span><text:span text:style-name="T10">3</text:span><text:span text:style-name="T3">.1 </text:span><text:span text:style-name="T4">O RH Senior seleciona a opção de </text:span><text:span text:style-name="T10">Visualizar Perfil do</text:span><text:span text:style-name="T4"> Colaborador.</text:span></text:p>
      <text:p text:style-name="P13"><text:span text:style-name="T3"><text:tab/></text:span><text:span text:style-name="T10">3</text:span><text:span text:style-name="T3">.2 O Sistema </text:span><text:span text:style-name="T15">exibe</text:span><text:span text:style-name="T14"> uma tela </text:span><text:span text:style-name="T10">com todas as informações disponíveis do colaborad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0:57:06.104199900</meta:creation-date>
    <dc:date>2026-01-14T11:27:00.908141700</dc:date>
    <meta:editing-duration>PT5M55S</meta:editing-duration>
    <meta:editing-cycles>1</meta:editing-cycles>
    <meta:document-statistic meta:table-count="0" meta:image-count="0" meta:object-count="0" meta:page-count="1" meta:paragraph-count="22" meta:word-count="357" meta:character-count="2174" meta:non-whitespace-character-count="1829"/>
    <meta:generator>LibreOffice/25.2.7.2$Windows_X86_64 LibreOffice_project/5cbfd1ab6520636bb5f7b99185aa69bd7456825d</meta:generator>
  </office:meta>
</office:document-meta>
</file>